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e1" table:style-name="ta1">
        <table:shapes>
          <draw:frame draw:z-index="0" draw:style-name="gr1" draw:text-style-name="P1" svg:width="159.99mm" svg:height="89.99mm" svg:x="340.06mm" svg:y="3.4mm">
            <loext:p draw:notify-on-update-of-ranges="teste1.A1:teste1.A24 teste1.B1:teste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18mm" svg:y="14.02mm">
            <loext:p draw:notify-on-update-of-ranges="teste1.A1:teste1.A24 teste1.C1:teste1.C24 teste1.A1:teste1.A24 teste1.D1:teste1.D24 teste1.A1:teste1.A24 teste1.E1:teste1.E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8.55965234924" calcext:value-type="float">
            <text:p>1968,5596523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7.50424546489" calcext:value-type="float">
            <text:p>1857,5042454649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6.89984981244" calcext:value-type="float">
            <text:p>1686,899849812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4.6838013224" calcext:value-type="float">
            <text:p>1504,683801322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2.33257525815" calcext:value-type="float">
            <text:p>1342,332575258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2.46884201867" calcext:value-type="float">
            <text:p>1192,4688420187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6.863713954" calcext:value-type="float">
            <text:p>1046,86371395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6.991907911605" calcext:value-type="float">
            <text:p>896,9919079116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4.550223348847" calcext:value-type="float">
            <text:p>734,550223348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1.324797361303" calcext:value-type="float">
            <text:p>551,324797361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7.780685062373" calcext:value-type="float">
            <text:p>377,780685062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5.243231555857" calcext:value-type="float">
            <text:p>265,24323155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.102206768244" calcext:value-type="float">
            <text:p>192,10220676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.690819505224" calcext:value-type="float">
            <text:p>107,69081950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7891690757746" calcext:value-type="float">
            <text:p>82,789169075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565864372411" calcext:value-type="float">
            <text:p>109,56586437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.312688899357" calcext:value-type="float">
            <text:p>126,3126888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.571960613223" calcext:value-type="float">
            <text:p>130,5719606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0.571960613223" calcext:value-type="float">
            <text:p>130,5719606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4.831232327089" calcext:value-type="float">
            <text:p>134,8312323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.507766274589" calcext:value-type="float">
            <text:p>153,507766274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1.335810143504" calcext:value-type="float">
            <text:p>181,33581014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29523872437" calcext:value-type="float">
            <text:p>158,295238724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0:44:21.116832930</dc:date>
    <meta:editing-duration>PT3M56S</meta:editing-duration>
    <meta:editing-cycles>1</meta:editing-cycles>
    <meta:document-statistic meta:table-count="1" meta:cell-count="12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teste1.A1:teste1.B24" svg:x="0.32cm" svg:y="0.18cm" svg:width="12.508cm" svg:height="8.64cm">
          <chartooo:coordinate-region svg:x="1.312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e1.B1:teste1.B24" chart:class="chart:scatter">
            <chart:domain table:cell-range-address="teste1.A1:teste1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e1.A1:teste1.A24</svg:desc>
                </draw:g>
              </table:table-cell>
              <table:table-cell office:value-type="float" office:value="1968.55965234924">
                <text:p>1968.55965234924</text:p>
                <draw:g>
                  <svg:desc>teste1.B1:test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57.50424546489">
                <text:p>1857.5042454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86.89984981244">
                <text:p>1686.8998498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504.6838013224">
                <text:p>1504.6838013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42.33257525815">
                <text:p>1342.33257525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92.46884201867">
                <text:p>1192.46884201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46.863713954">
                <text:p>1046.863713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96.991907911605">
                <text:p>896.991907911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4.550223348847">
                <text:p>734.5502233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51.324797361303">
                <text:p>551.324797361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7.780685062373">
                <text:p>377.780685062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5.243231555857">
                <text:p>265.243231555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2.102206768244">
                <text:p>192.102206768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7.690819505224">
                <text:p>107.690819505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2.7891690757746">
                <text:p>82.7891690757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565864372411">
                <text:p>109.565864372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6.312688899357">
                <text:p>126.312688899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0.571960613223">
                <text:p>130.571960613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0.571960613223">
                <text:p>130.571960613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4.831232327089">
                <text:p>134.831232327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3.507766274589">
                <text:p>153.507766274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.335810143504">
                <text:p>181.335810143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8.29523872437">
                <text:p>158.29523872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teste1.A1:teste1.A24 teste1.C1:teste1.E24" svg:x="0.32cm" svg:y="0.18cm" svg:width="12.508cm" svg:height="8.64cm">
          <chartooo:coordinate-region svg:x="1.047cm" svg:y="0.379cm" svg:width="11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e1.C1:teste1.C24" chart:class="chart:scatter">
            <chart:domain table:cell-range-address="teste1.A1:teste1.A24"/>
            <chart:data-point chart:repeated="24"/>
          </chart:series>
          <chart:series chart:style-name="ch7" chart:values-cell-range-address="teste1.D1:teste1.D24" chart:class="chart:scatter">
            <chart:data-point chart:repeated="24"/>
          </chart:series>
          <chart:series chart:style-name="ch8" chart:values-cell-range-address="teste1.E1:teste1.E24" chart:class="chart:scatte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e1.A1:teste1.A24</svg:desc>
                </draw:g>
              </table:table-cell>
              <table:table-cell office:value-type="float" office:value="0">
                <text:p>0</text:p>
                <draw:g>
                  <svg:desc>teste1.C1:teste1.C24</svg:desc>
                </draw:g>
              </table:table-cell>
              <table:table-cell office:value-type="float" office:value="1">
                <text:p>1</text:p>
                <draw:g>
                  <svg:desc>teste1.D1:teste1.D24</svg:desc>
                </draw:g>
              </table:table-cell>
              <table:table-cell office:value-type="float" office:value="2">
                <text:p>2</text:p>
                <draw:g>
                  <svg:desc>teste1.E1:teste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